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utiger Next LT W1G1" svg:font-family="'Frutiger Next LT W1G'"/>
    <style:font-face style:name="Frutiger Next LT W1G"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Frutiger Next LT W1G" fo:font-weight="normal" officeooo:rsid="002211d2" officeooo:paragraph-rsid="002211d2" style:font-weight-asian="normal" style:font-weight-complex="normal"/>
    </style:style>
    <style:style style:name="P2" style:family="paragraph" style:parent-style-name="Standard" style:list-style-name="L1">
      <style:text-properties style:font-name="Frutiger Next LT W1G" officeooo:rsid="002889db" officeooo:paragraph-rsid="003652c6"/>
    </style:style>
    <style:style style:name="P3" style:family="paragraph" style:parent-style-name="Standard" style:list-style-name="L1">
      <style:text-properties style:font-name="Frutiger Next LT W1G" fo:font-weight="normal" officeooo:rsid="002889db" officeooo:paragraph-rsid="00386ffb" style:font-weight-asian="normal" style:font-weight-complex="normal"/>
    </style:style>
    <style:style style:name="P4" style:family="paragraph" style:parent-style-name="Standard" style:list-style-name="L1">
      <style:text-properties style:font-name="Frutiger Next LT W1G" fo:font-weight="normal" officeooo:rsid="002ffb56" officeooo:paragraph-rsid="002ffb56" style:font-weight-asian="normal" style:font-weight-complex="normal"/>
    </style:style>
    <style:style style:name="P5" style:family="paragraph" style:parent-style-name="Standard" style:list-style-name="L1">
      <style:text-properties style:font-name="Frutiger Next LT W1G" fo:font-weight="normal" officeooo:rsid="0037fb77" officeooo:paragraph-rsid="0037fb77" style:font-weight-asian="normal" style:font-weight-complex="normal"/>
    </style:style>
    <style:style style:name="P6" style:family="paragraph" style:parent-style-name="Standard">
      <style:text-properties style:font-name="Frutiger Next LT W1G" fo:font-weight="normal" officeooo:rsid="0037fb77" officeooo:paragraph-rsid="0037fb77" style:font-weight-asian="normal" style:font-weight-complex="normal"/>
    </style:style>
    <style:style style:name="P7" style:family="paragraph" style:parent-style-name="Standard">
      <style:text-properties style:font-name="Frutiger Next LT W1G" officeooo:rsid="00310cf0" officeooo:paragraph-rsid="00310cf0"/>
    </style:style>
    <style:style style:name="P8" style:family="paragraph" style:parent-style-name="Standard" style:list-style-name="L1">
      <style:text-properties style:font-name="Frutiger Next LT W1G" officeooo:rsid="003652c6" officeooo:paragraph-rsid="003652c6"/>
    </style:style>
    <style:style style:name="P9" style:family="paragraph" style:parent-style-name="Heading_20_2">
      <style:text-properties style:font-name="Frutiger Next LT W1G" officeooo:rsid="00310cf0" officeooo:paragraph-rsid="00310cf0"/>
    </style:style>
    <style:style style:name="P10" style:family="paragraph" style:parent-style-name="Text_20_body" style:list-style-name="L1">
      <style:text-properties officeooo:paragraph-rsid="00310cf0"/>
    </style:style>
    <style:style style:name="P11" style:family="paragraph" style:parent-style-name="Text_20_body">
      <style:text-properties style:font-name="Frutiger Next LT W1G" fo:font-weight="normal" officeooo:rsid="0037fb77" officeooo:paragraph-rsid="0037fb77" style:font-weight-asian="normal" style:font-weight-complex="normal"/>
    </style:style>
    <style:style style:name="P12" style:family="paragraph" style:parent-style-name="Text_20_body">
      <style:text-properties style:font-name="Frutiger Next LT W1G" officeooo:rsid="00310cf0" officeooo:paragraph-rsid="00310cf0"/>
    </style:style>
    <style:style style:name="P13" style:family="paragraph" style:parent-style-name="Text_20_body" style:list-style-name="L1">
      <style:text-properties style:font-name="Frutiger Next LT W1G" officeooo:rsid="0032597a" officeooo:paragraph-rsid="00342bfb"/>
    </style:style>
    <style:style style:name="P14" style:family="paragraph" style:parent-style-name="Text_20_body" style:list-style-name="L1">
      <style:text-properties style:font-name="Frutiger Next LT W1G" officeooo:rsid="0035659f" officeooo:paragraph-rsid="0035659f"/>
    </style:style>
    <style:style style:name="P15" style:family="paragraph" style:parent-style-name="Text_20_body">
      <style:text-properties style:font-name="Frutiger Next LT W1G" officeooo:rsid="003652c6" officeooo:paragraph-rsid="003652c6"/>
    </style:style>
    <style:style style:name="P16" style:family="paragraph" style:parent-style-name="Text_20_body" style:list-style-name="L1">
      <style:text-properties style:text-position="0% 100%" style:font-name="Frutiger Next LT W1G" officeooo:rsid="00342bfb" officeooo:paragraph-rsid="00342bfb"/>
    </style:style>
    <style:style style:name="P17" style:family="paragraph" style:parent-style-name="Heading_20_3">
      <style:text-properties style:font-name="Frutiger Next LT W1G" officeooo:rsid="00310cf0" officeooo:paragraph-rsid="00310cf0"/>
    </style:style>
    <style:style style:name="P18" style:family="paragraph" style:parent-style-name="Heading_20_3">
      <style:text-properties style:font-name="Frutiger Next LT W1G" officeooo:rsid="003652c6" officeooo:paragraph-rsid="003652c6"/>
    </style:style>
    <style:style style:name="P19" style:family="paragraph" style:parent-style-name="Heading_20_3">
      <style:text-properties style:font-name="Frutiger Next LT W1G" officeooo:rsid="0035659f" officeooo:paragraph-rsid="0035659f"/>
    </style:style>
    <style:style style:name="P20" style:family="paragraph" style:parent-style-name="Heading_20_1">
      <style:paragraph-properties fo:text-align="center" style:justify-single-word="false"/>
      <style:text-properties style:font-name="Frutiger Next LT W1G" officeooo:paragraph-rsid="001dabda"/>
    </style:style>
    <style:style style:name="T1" style:family="text">
      <style:text-properties fo:font-weight="normal" style:font-weight-asian="normal" style:font-weight-complex="normal"/>
    </style:style>
    <style:style style:name="T2" style:family="text">
      <style:text-properties fo:font-weight="normal" officeooo:rsid="00236458" style:font-weight-asian="normal" style:font-weight-complex="normal"/>
    </style:style>
    <style:style style:name="T3" style:family="text">
      <style:text-properties officeooo:rsid="002582d4"/>
    </style:style>
    <style:style style:name="T4" style:family="text">
      <style:text-properties style:text-position="sub 58%"/>
    </style:style>
    <style:style style:name="T5" style:family="text">
      <style:text-properties style:text-position="sub 58%" officeooo:rsid="002889db"/>
    </style:style>
    <style:style style:name="T6" style:family="text">
      <style:text-properties style:text-position="sub 58%" officeooo:rsid="00342bfb"/>
    </style:style>
    <style:style style:name="T7" style:family="text">
      <style:text-properties style:text-position="sub 58%" style:font-name="Frutiger Next LT W1G" fo:font-style="normal" fo:font-weight="normal" officeooo:rsid="00342bfb" style:font-style-asian="normal" style:font-weight-asian="normal" style:font-style-complex="normal" style:font-weight-complex="normal"/>
    </style:style>
    <style:style style:name="T8" style:family="text">
      <style:text-properties style:text-position="sub 58%" style:font-name="Frutiger Next LT W1G" fo:font-style="normal" style:font-style-asian="normal" style:font-style-complex="normal"/>
    </style:style>
    <style:style style:name="T9" style:family="text">
      <style:text-properties style:text-position="sub 58%" fo:font-style="normal" style:font-style-asian="normal" style:font-style-complex="normal"/>
    </style:style>
    <style:style style:name="T10" style:family="text">
      <style:text-properties style:text-position="0% 100%" officeooo:rsid="002889db"/>
    </style:style>
    <style:style style:name="T11" style:family="text">
      <style:text-properties style:text-position="0% 100%" officeooo:rsid="00342bfb"/>
    </style:style>
    <style:style style:name="T12" style:family="text">
      <style:text-properties style:text-position="0% 100%" fo:font-style="normal" fo:font-weight="normal" officeooo:rsid="00310cf0" style:font-style-asian="normal" style:font-weight-asian="normal" style:font-style-complex="normal" style:font-weight-complex="normal"/>
    </style:style>
    <style:style style:name="T13" style:family="text">
      <style:text-properties style:text-position="0% 100%" fo:font-style="normal" fo:font-weight="normal" officeooo:rsid="00342bfb" style:font-style-asian="normal" style:font-weight-asian="normal" style:font-style-complex="normal" style:font-weight-complex="normal"/>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2889db" style:font-style-asian="normal" style:font-style-complex="normal"/>
    </style:style>
    <style:style style:name="T16" style:family="text">
      <style:text-properties style:text-position="0% 100%" style:font-name="Frutiger Next LT W1G" fo:font-style="normal" fo:font-weight="normal" officeooo:rsid="00310cf0" style:font-style-asian="normal" style:font-weight-asian="normal" style:font-style-complex="normal" style:font-weight-complex="normal"/>
    </style:style>
    <style:style style:name="T17" style:family="text">
      <style:text-properties style:text-position="0% 100%" style:font-name="Frutiger Next LT W1G" fo:font-style="normal" fo:font-weight="normal" officeooo:rsid="00342bfb" style:font-style-asian="normal" style:font-weight-asian="normal" style:font-style-complex="normal" style:font-weight-complex="normal"/>
    </style:style>
    <style:style style:name="T18" style:family="text">
      <style:text-properties style:text-position="0% 100%" style:font-name="Frutiger Next LT W1G" fo:font-style="normal" style:font-style-asian="normal" style:font-style-complex="normal"/>
    </style:style>
    <style:style style:name="T19" style:family="text">
      <style:text-properties style:text-position="0% 100%" style:font-name="Frutiger Next LT W1G" fo:font-style="normal" officeooo:rsid="00310cf0" style:font-style-asian="normal" style:font-style-complex="normal"/>
    </style:style>
    <style:style style:name="T20" style:family="text">
      <style:text-properties fo:font-style="italic" style:font-style-asian="italic" style:font-style-complex="italic"/>
    </style:style>
    <style:style style:name="T21" style:family="text">
      <style:text-properties officeooo:rsid="00310cf0"/>
    </style:style>
    <style:style style:name="T22" style:family="text">
      <style:text-properties style:font-name="Frutiger Next LT W1G" officeooo:rsid="00310cf0"/>
    </style:style>
    <style:style style:name="T23" style:family="text">
      <style:text-properties style:font-name="Frutiger Next LT W1G" fo:font-style="normal" fo:font-weight="normal" officeooo:rsid="00310cf0" style:font-style-asian="normal" style:font-weight-asian="normal" style:font-style-complex="normal" style:font-weight-complex="normal"/>
    </style:style>
    <style:style style:name="T24" style:family="text">
      <style:text-properties style:font-name="Frutiger Next LT W1G" fo:font-style="normal" style:font-style-asian="normal" style:font-style-complex="normal"/>
    </style:style>
    <style:style style:name="T25" style:family="text">
      <style:text-properties style:font-name="Frutiger Next LT W1G" fo:font-style="normal" officeooo:rsid="00310cf0" style:font-style-asian="normal" style:font-style-complex="normal"/>
    </style:style>
    <style:style style:name="T26" style:family="text">
      <style:text-properties style:font-name="Frutiger Next LT W1G" fo:font-style="normal" fo:font-weight="normal" officeooo:rsid="00310cf0" style:font-style-asian="normal" style:font-weight-asian="normal" style:font-style-complex="normal" style:font-weight-complex="normal"/>
    </style:style>
    <style:style style:name="T27" style:family="text">
      <style:text-properties style:font-name="Frutiger Next LT W1G" fo:font-style="normal" style:text-underline-style="solid" style:text-underline-width="auto" style:text-underline-color="font-color" fo:font-weight="normal" officeooo:rsid="00310cf0"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officeooo:rsid="002889db"/>
    </style:style>
    <style:style style:name="T30" style:family="text">
      <style:text-properties officeooo:rsid="003652c6"/>
    </style:style>
    <style:style style:name="T31" style:family="text">
      <style:text-properties officeooo:rsid="0037fb77"/>
    </style:style>
    <style:style style:name="T32" style:family="text">
      <style:text-properties officeooo:rsid="00386f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utorial <text:span text:style-name="T3">3</text:span>: <text:span text:style-name="T21">Circuits</text:span></text:h>
      <text:h text:style-name="P9" text:outline-level="2">Goals</text:h>
      <text:p text:style-name="P7">You can read circuit diagrams. You can build, optimize, and debug complex circuits on a breadboard.</text:p>
      <text:h text:style-name="P9" text:outline-level="2">Exercises</text:h>
      <text:p text:style-name="P12">Build following circuits on a breadboard.</text:p>
      <text:h text:style-name="P17" text:outline-level="3">Parallel and series connection of resistors</text:h>
      <text:list xml:id="list1199816831" text:style-name="L1">
        <text:list-item>
          <text:p text:style-name="P10"><text:span text:style-name="T22">How high is the resistance of two 10 k</text:span><text:span text:style-name="Emphasis"><text:span text:style-name="T24">Ω </text:span></text:span><text:span text:style-name="Emphasis"><text:span text:style-name="T25">resistors connected in </text:span></text:span><text:span text:style-name="Emphasis"><text:span text:style-name="T27">series</text:span></text:span><text:span text:style-name="Emphasis"><text:span text:style-name="T23">? First calculate the expected value and measure afterwards.</text:span></text:span></text:p>
        </text:list-item>
        <text:list-item>
          <text:p text:style-name="P10"><text:span text:style-name="Emphasis"><text:span text:style-name="T23">How high is the resistance of two 10 k</text:span></text:span><text:span text:style-name="Emphasis"><text:span text:style-name="T23">Ω resistors connected in </text:span></text:span><text:span text:style-name="Emphasis"><text:span text:style-name="T27">parallel</text:span></text:span><text:span text:style-name="Emphasis"><text:span text:style-name="T23">? First calculate the expected value and measure afterwards.</text:span></text:span></text:p>
        </text:list-item>
        <text:list-item>
          <text:p text:style-name="P13">For a voltage U<text:span text:style-name="T4">total</text:span> applied over two resistors connected in series, the partial voltages over each resistor can be calculated with following formula:<text:line-break/><text:span text:style-name="T29">U</text:span><text:span text:style-name="T4">total</text:span><text:span text:style-name="T29"> = U</text:span><text:span text:style-name="T5">1</text:span><text:span text:style-name="T29"> + U</text:span><text:span text:style-name="T5">2</text:span><text:span text:style-name="T29">, U</text:span><text:span text:style-name="T5">1</text:span><text:span text:style-name="T29"> / U</text:span><text:span text:style-name="T5">2</text:span><text:span text:style-name="T29"> = R</text:span><text:span text:style-name="T5">1</text:span><text:span text:style-name="T29">/R</text:span><text:span text:style-name="T5">2</text:span><text:span text:style-name="T10">.<text:line-break/></text:span><text:span text:style-name="T11">A voltage divider consisting of two resisors can be used to produce any partial voltage lower than U</text:span><text:span text:style-name="T6">total</text:span><text:span text:style-name="T11">. Build a voltage divider using two 10 </text:span><text:span text:style-name="Emphasis"><text:span text:style-name="T12">k</text:span></text:span><text:span text:style-name="Emphasis"><text:span text:style-name="T16">Ω </text:span></text:span><text:span text:style-name="Emphasis"><text:span text:style-name="T17">resistors. Calculate the partial voltages U</text:span></text:span><text:span text:style-name="Emphasis"><text:span text:style-name="T7">1</text:span></text:span><text:span text:style-name="Emphasis"><text:span text:style-name="T17"> and U</text:span></text:span><text:span text:style-name="Emphasis"><text:span text:style-name="T7">2</text:span></text:span><text:span text:style-name="Emphasis"><text:span text:style-name="T17"> and measure them afterwards.</text:span></text:span></text:p>
        </text:list-item>
        <text:list-item>
          <text:p text:style-name="P13"><text:span text:style-name="Emphasis"><text:span text:style-name="T17">Replace one of the resisors with a </text:span></text:span><text:span text:style-name="Emphasis"><text:span text:style-name="T13">10 </text:span></text:span><text:span text:style-name="Emphasis"><text:span text:style-name="T12">k</text:span></text:span><text:span text:style-name="Emphasis"><text:span text:style-name="T16">Ω </text:span></text:span><text:span text:style-name="Emphasis"><text:span text:style-name="T17">resistor. Which voltages can be measured?</text:span></text:span></text:p>
        </text:list-item>
        <text:list-item>
          <text:p text:style-name="P16">Use this voltage divider to dial in the supply voltage for an LED. What happens?</text:p>
        </text:list-item>
      </text:list>
      <text:h text:style-name="P19" text:outline-level="3">Capacitors</text:h>
      <text:list xml:id="list164217019999617" text:continue-numbering="true" text:style-name="L1">
        <text:list-item>
          <text:p text:style-name="P14">Take an electrolyte capacitor with <text:span text:style-name="T29">47 µF </text:span>and charge it with the power supply of your breadboard. Mind the polarity of the capacitor! <text:span text:style-name="T30">Unplug</text:span> the capacitor and <text:span text:style-name="T30">quickly connect its legs with the legs of an LED. What happens?</text:span></text:p>
        </text:list-item>
      </text:list>
      <text:h text:style-name="P18" text:outline-level="3">Dropping Resistor</text:h>
      <text:p text:style-name="P15"><text:span text:style-name="T2">T</text:span><text:span text:style-name="T1">o power an LED with a 5 V power supply, a dropping resistor is needed so only the desired voltage of around 2 V is applied to the LED. The value of the resistor can be calculated with the formula for voltage dividers. The “resistance” of the LED can be calculated using Ohm’s Law and the acceptable values for voltage (e.g. 1.9 V) and current (e.g. 20 mA).</text:span></text:p>
      <text:list xml:id="list164217245653407" text:continue-numbering="true" text:style-name="L1">
        <text:list-item>
          <text:p text:style-name="P8">Calculate which dropping resistor is approximately needed for a red LED</text:p>
          <text:p text:style-name="P8"/>
        </text:list-item>
        <text:list-item>
          <text:p text:style-name="P2"><text:span text:style-name="T30">How high is the voltage over a red LED when the dropping resistor with 220 </text:span><text:span text:style-name="Emphasis"><text:span text:style-name="T16">Ω </text:span></text:span><text:span text:style-name="T30">is used?</text:span></text:p>
          <text:p text:style-name="P2"><text:span text:style-name="T30">Calculate and measure the value.</text:span><text:line-break/></text:p>
        </text:list-item>
      </text:list>
      <text:h text:style-name="P18" text:outline-level="3"><text:soft-page-break/>(More) Complex Circuits: The 555 Timer</text:h>
      <text:p text:style-name="P11">Read the data sheet for the 555 timer IC and build the circuit depicted in <text:span text:style-name="T20">Figure 6</text:span><text:span text:style-name="T28"> (astable).<text:line-break/>Use following components:</text:span></text:p>
      <text:p text:style-name="P11"><text:span text:style-name="T28"><text:tab/>R</text:span><text:span text:style-name="T9">A</text:span><text:span text:style-name="T28">: 10 k</text:span><text:span text:style-name="Emphasis"><text:span text:style-name="T19">Ω<text:line-break/><text:tab/></text:span></text:span><text:span text:style-name="Emphasis"><text:span text:style-name="T18">R</text:span></text:span><text:span text:style-name="Emphasis"><text:span text:style-name="T8">B</text:span></text:span><text:span text:style-name="Emphasis"><text:span text:style-name="T18">: Potentiometer (0-10 k</text:span></text:span><text:span text:style-name="Emphasis"><text:span text:style-name="T19">Ω</text:span></text:span><text:span text:style-name="Emphasis"><text:span text:style-name="T18">)<text:line-break/><text:tab/>C</text:span></text:span><text:span text:style-name="Emphasis"><text:span text:style-name="T8">1</text:span></text:span><text:span text:style-name="Emphasis"><text:span text:style-name="T18">: 47 </text:span></text:span><text:span text:style-name="Emphasis"><text:span text:style-name="T15">µF<text:line-break/><text:tab/></text:span></text:span><text:span text:style-name="Emphasis"><text:span text:style-name="T14">C</text:span></text:span><text:span text:style-name="Emphasis"><text:span text:style-name="T9">2</text:span></text:span><text:span text:style-name="Emphasis"><text:span text:style-name="T14">: 10 pF</text:span></text:span></text:p>
      <text:p text:style-name="P11"><text:span text:style-name="Emphasis"><text:span text:style-name="T14">Connect an LED with a dropping resistor to Pin 3 of the IC.</text:span></text:span></text:p>
      <text:list xml:id="list164217764971633" text:continue-numbering="true" text:style-name="L1">
        <text:list-item>
          <text:p text:style-name="P5">First, build the circuit with long jumper wires and test it.</text:p>
        </text:list-item>
      </text:list>
      <text:p text:style-name="P6"/>
      <text:list xml:id="list164217522574810" text:continue-numbering="true" text:style-name="L1">
        <text:list-item>
          <text:p text:style-name="P3"><text:span text:style-name="T31">When the circuit works, replace the long cables with shorter ones and build the circuit as clearly arranged as possible.</text:span></text:p>
          <text:p text:style-name="P3"/>
        </text:list-item>
        <text:list-item>
          <text:p text:style-name="P3"><text:span text:style-name="T32">Replace the LED on Pin 3 with a speaker. What happens? Change the circuit so an audible tone is generated.</text:span></text:p>
          <text:p text:style-name="P3"/>
        </text:list-item>
        <text:list-item>
          <text:p text:style-name="P3"><text:span text:style-name="T32">Modify the circuit so there are two buttons, each producing a differently pitched tone.</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utiger Next LT W1G1" svg:font-family="'Frutiger Next LT W1G'"/>
    <style:font-face style:name="Frutiger Next LT W1G"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1"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3DT22H39M42S</meta:editing-duration>
    <meta:editing-cycles>28</meta:editing-cycles>
    <meta:generator>LibreOffice/6.1.5.2$Linux_X86_64 LibreOffice_project/10$Build-2</meta:generator>
    <meta:initial-creator>Raphael Wimmer</meta:initial-creator>
    <dc:date>2019-10-09T16:42:16.124343648</dc:date>
    <meta:print-date>2019-09-16T13:46:05.547470668</meta:print-date>
    <meta:document-statistic meta:table-count="0" meta:image-count="0" meta:object-count="0" meta:page-count="2" meta:paragraph-count="29" meta:word-count="458" meta:character-count="2517" meta:non-whitespace-character-count="2100"/>
  </office:meta>
</office:document-meta>
</file>